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Ultrafine_20_Dashed" svg:stroke-width="0cm" svg:stroke-color="#808080" draw:marker-start-width="0.2cm" draw:marker-end-width="0.2cm" svg:stroke-linecap="butt" draw:fill="solid" draw:fill-color="#cfe7f5" draw:opacity="45%" draw:opacity-name="" draw:textarea-horizontal-align="justify" draw:textarea-vertical-align="middle" draw:auto-grow-height="false" fo:min-height="11.158cm" fo:min-width="11.708cm" fo:padding-top="0.125cm" fo:padding-bottom="0.125cm" fo:padding-left="0.25cm" fo:padding-right="0.25cm"/>
    </style:style>
    <style:style style:name="gr2" style:family="graphic" style:parent-style-name="standard">
      <style:graphic-properties draw:stroke="none" draw:stroke-dash="Fine_20_Dashed" svg:stroke-color="#808080" draw:fill="solid" draw:fill-color="#990000" draw:opacity="80%" draw:opacity-name="" draw:textarea-horizontal-align="justify" draw:textarea-vertical-align="middle" draw:auto-grow-height="false" fo:min-height="0.382cm" fo:min-width="3.832cm"/>
    </style:style>
    <style:style style:name="gr3" style:family="graphic" style:parent-style-name="standard">
      <style:graphic-properties draw:stroke="dash" draw:stroke-dash="Fine_20_Dashed" svg:stroke-color="#808080" draw:fill="solid" draw:fill-color="#666666" draw:opacity="10%" draw:opacity-name="" draw:textarea-horizontal-align="justify" draw:textarea-vertical-align="middle" draw:auto-grow-height="false" fo:min-height="3.406cm" fo:min-width="3.672cm"/>
    </style:style>
    <style:style style:name="gr4" style:family="graphic" style:parent-style-name="standard">
      <style:graphic-properties draw:stroke="dash" draw:stroke-dash="Fine_20_Dashed" svg:stroke-color="#808080" draw:fill="solid" draw:fill-color="#666666" draw:opacity="10%" draw:opacity-name="" draw:textarea-horizontal-align="justify" draw:textarea-vertical-align="middle" draw:auto-grow-height="false" fo:min-height="3.422cm" fo:min-width="3.672cm"/>
    </style:style>
    <style:style style:name="gr5" style:family="graphic" style:parent-style-name="standard">
      <style:graphic-properties draw:stroke="none" svg:stroke-width="0cm" svg:stroke-color="#808080" draw:marker-start-width="0.2cm" draw:marker-end-width="0.2cm" draw:fill="solid" draw:fill-color="#ff950e" draw:textarea-horizontal-align="justify" draw:textarea-vertical-align="middle" draw:auto-grow-height="false" fo:min-height="0.834cm" fo:min-width="1.084cm" fo:padding-top="0.125cm" fo:padding-bottom="0.125cm" fo:padding-left="0.25cm" fo:padding-right="0.25cm"/>
    </style:style>
    <style:style style:name="gr6" style:family="graphic" style:parent-style-name="standard">
      <style:graphic-properties draw:stroke="none" svg:stroke-color="#000000" draw:fill="none" draw:fill-color="#ffffff" fo:min-height="0.55cm"/>
    </style:style>
    <style:style style:name="gr7" style:family="graphic" style:parent-style-name="standard">
      <style:graphic-properties draw:stroke="dash" draw:stroke-dash="Fine_20_Dashed" svg:stroke-color="#808080" draw:fill="solid" draw:fill-color="#666666" draw:opacity="10%" draw:opacity-name="" draw:textarea-horizontal-align="justify" draw:textarea-vertical-align="middle" draw:auto-grow-height="false" fo:min-height="1.646cm" fo:min-width="3.696cm"/>
    </style:style>
    <style:style style:name="gr8" style:family="graphic" style:parent-style-name="standard">
      <style:graphic-properties draw:stroke="none" svg:stroke-width="0cm" svg:stroke-color="#808080" draw:marker-start-width="0.2cm" draw:marker-end-width="0.2cm" draw:fill="solid" draw:fill-color="#ff950e" draw:textarea-horizontal-align="justify" draw:textarea-vertical-align="middle" draw:auto-grow-height="false" fo:min-height="0.745cm" fo:min-width="1.094cm" fo:padding-top="0.125cm" fo:padding-bottom="0.125cm" fo:padding-left="0.25cm" fo:padding-right="0.25cm"/>
    </style:style>
    <style:style style:name="gr9" style:family="graphic" style:parent-style-name="standard">
      <style:graphic-properties draw:stroke="none" svg:stroke-color="#000000" draw:fill="none" draw:fill-color="#ffffff" fo:min-height="0.25cm"/>
    </style:style>
    <style:style style:name="gr10" style:family="graphic" style:parent-style-name="objectwithoutfill">
      <style:graphic-properties draw:stroke="dash" draw:stroke-dash="Fine_20_Dashed" svg:stroke-color="#0066cc" draw:marker-end="Symmetric_20_Arrow" draw:marker-end-width="0.3cm" draw:fill="none" draw:textarea-vertical-align="middle"/>
    </style:style>
    <style:style style:name="gr11" style:family="graphic" style:parent-style-name="standard">
      <style:graphic-properties draw:stroke="dash" draw:stroke-dash="Fine_20_Dashed" svg:stroke-color="#0066cc" draw:textarea-vertical-align="middle"/>
    </style:style>
    <style:style style:name="gr12" style:family="graphic" style:parent-style-name="standard">
      <style:graphic-properties draw:stroke="dash" draw:stroke-dash="Fine_20_Dashed" draw:textarea-vertical-align="middle"/>
    </style:style>
    <style:style style:name="gr13" style:family="graphic" style:parent-style-name="objectwithoutfill">
      <style:graphic-properties svg:stroke-color="#666666" draw:marker-start="Symmetric_20_Arrow" draw:marker-start-width="0.3cm" draw:marker-end="Symmetric_20_Arrow" draw:marker-end-width="0.3cm" draw:stroke-linejoin="round" svg:stroke-linecap="butt" draw:fill="none" draw:textarea-vertical-align="middle"/>
    </style:style>
    <style:style style:name="gr14" style:family="graphic" style:parent-style-name="objectwithoutfill">
      <style:graphic-properties svg:stroke-color="#666666" draw:marker-start="Symmetric_20_Arrow" draw:marker-start-width="0.3cm" draw:marker-end="Symmetric_20_Arrow" draw:marker-end-width="0.3cm" draw:fill="none" draw:textarea-vertical-align="middle"/>
    </style:style>
    <style:style style:name="gr15" style:family="graphic" style:parent-style-name="standard">
      <style:graphic-properties draw:stroke="none" svg:stroke-width="0cm" svg:stroke-color="#808080" draw:marker-start-width="0.2cm" draw:marker-end-width="0.2cm" draw:fill="solid" draw:fill-color="#ff950e" draw:textarea-horizontal-align="justify" draw:textarea-vertical-align="middle" draw:auto-grow-height="false" fo:min-height="1.014cm" fo:min-width="1.364cm" fo:padding-top="0.125cm" fo:padding-bottom="0.125cm" fo:padding-left="0.25cm" fo:padding-right="0.25cm"/>
    </style:style>
    <style:style style:name="gr16" style:family="graphic" style:parent-style-name="standard">
      <style:graphic-properties draw:stroke="none" svg:stroke-width="0cm" svg:stroke-color="#808080" draw:marker-start-width="0.2cm" draw:marker-end-width="0.2cm" draw:fill="solid" draw:fill-color="#ff950e" draw:textarea-horizontal-align="justify" draw:textarea-vertical-align="middle" draw:auto-grow-height="false" fo:min-height="0.924cm" fo:min-width="1.374cm" fo:padding-top="0.125cm" fo:padding-bottom="0.125cm" fo:padding-left="0.25cm" fo:padding-right="0.25cm"/>
    </style:style>
    <style:style style:name="gr17" style:family="graphic" style:parent-style-name="standard">
      <style:graphic-properties draw:stroke="none" svg:stroke-color="#000000" draw:fill="none" draw:fill-color="#ffffff" fo:min-height="1.111cm"/>
    </style:style>
    <style:style style:name="gr18" style:family="graphic" style:parent-style-name="standard">
      <style:graphic-properties draw:stroke="none" svg:stroke-width="0cm" svg:stroke-color="#808080" draw:marker-start-width="0.2cm" draw:marker-end-width="0.2cm" draw:fill="solid" draw:fill-color="#cc0000" draw:textarea-horizontal-align="justify" draw:textarea-vertical-align="middle" draw:auto-grow-height="false" fo:min-height="0.924cm" fo:min-width="1.374cm" fo:padding-top="0.125cm" fo:padding-bottom="0.125cm" fo:padding-left="0.25cm" fo:padding-right="0.25cm"/>
    </style:style>
    <style:style style:name="gr19" style:family="graphic" style:parent-style-name="standard">
      <style:graphic-properties draw:stroke="none" svg:stroke-width="0cm" svg:stroke-color="#808080" draw:marker-start-width="0.2cm" draw:marker-end-width="0.2cm" draw:fill="solid" draw:fill-color="#007826" draw:textarea-horizontal-align="justify" draw:textarea-vertical-align="middle" draw:auto-grow-height="false" fo:min-height="0.834cm" fo:min-width="1.584cm" fo:padding-top="0.125cm" fo:padding-bottom="0.125cm" fo:padding-left="0.25cm" fo:padding-right="0.25cm"/>
    </style:style>
    <style:style style:name="gr20" style:family="graphic" style:parent-style-name="standard">
      <style:graphic-properties draw:stroke="none" draw:textarea-horizontal-align="justify" draw:textarea-vertical-align="middle" draw:auto-grow-height="false" fo:min-height="1.307cm" fo:min-width="1.461cm" fo:wrap-option="no-wrap"/>
    </style:style>
    <style:style style:name="gr21" style:family="graphic" style:parent-style-name="objectwithoutfill">
      <style:graphic-properties draw:stroke="dash" draw:stroke-dash="Fine_20_Dashed" svg:stroke-color="#006699" draw:marker-end="" draw:marker-end-width="0.3cm" draw:fill="none" draw:textarea-vertical-align="middle"/>
    </style:style>
    <style:style style:name="gr22" style:family="graphic" style:parent-style-name="objectwithoutfill">
      <style:graphic-properties draw:stroke="solid" draw:stroke-dash="Fine_20_Dashed" svg:stroke-color="#666666" draw:marker-end="" draw:marker-end-width="0.3cm" draw:fill="none" draw:textarea-vertical-align="middle"/>
    </style:style>
    <style:style style:name="P1" style:family="paragraph">
      <loext:graphic-properties draw:fill="solid" draw:fill-color="#cfe7f5" draw:opacity="45%"/>
      <style:paragraph-properties fo:text-align="center"/>
    </style:style>
    <style:style style:name="P2" style:family="paragraph">
      <style:paragraph-properties fo:text-align="center"/>
    </style:style>
    <style:style style:name="P3" style:family="paragraph">
      <loext:graphic-properties draw:fill="solid" draw:fill-color="#990000" draw:opacity="80%"/>
      <style:paragraph-properties fo:text-align="center"/>
      <style:text-properties fo:font-size="10pt" style:font-size-asian="10pt" style:font-size-complex="10pt"/>
    </style:style>
    <style:style style:name="P4" style:family="paragraph">
      <loext:graphic-properties draw:fill="solid" draw:fill-color="#666666" draw:opacity="10%"/>
      <style:paragraph-properties fo:text-align="center"/>
    </style:style>
    <style:style style:name="P5" style:family="paragraph">
      <style:paragraph-properties fo:text-align="center"/>
      <style:text-properties fo:color="#ffffff" fo:font-size="10pt" style:font-size-asian="10pt" style:font-size-complex="10pt"/>
    </style:style>
    <style:style style:name="P6" style:family="paragraph">
      <loext:graphic-properties draw:fill="solid" draw:fill-color="#ff950e"/>
      <style:paragraph-properties fo:text-align="center"/>
      <style:text-properties fo:color="#ffffff" fo:font-size="10pt" style:font-size-asian="10pt" style:font-size-complex="10pt"/>
    </style:style>
    <style:style style:name="P7" style:family="paragraph">
      <style:text-properties fo:font-size="10pt" style:font-size-asian="10pt" style:font-size-complex="10pt"/>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style:paragraph-properties fo:margin-left="0cm" fo:margin-right="0cm" fo:text-align="center" fo:text-indent="0cm"/>
    </style:style>
    <style:style style:name="P10" style:family="paragraph">
      <style:paragraph-properties fo:margin-left="0cm" fo:margin-right="0cm" fo:text-align="center" fo:text-indent="0cm"/>
    </style:style>
    <style:style style:name="P11" style:family="paragraph">
      <style:text-properties fo:font-size="14pt" style:font-size-asian="14pt" style:font-size-complex="14pt"/>
    </style:style>
    <style:style style:name="P12" style:family="paragraph">
      <loext:graphic-properties draw:fill="none" draw:fill-color="#ffffff"/>
      <style:paragraph-properties fo:margin-left="0cm" fo:margin-right="0cm" fo:text-indent="0cm"/>
      <style:text-properties fo:font-size="14pt" style:font-size-asian="14pt" style:font-size-complex="14pt"/>
    </style:style>
    <style:style style:name="P13" style:family="paragraph">
      <loext:graphic-properties draw:fill="solid" draw:fill-color="#cc0000"/>
      <style:paragraph-properties fo:text-align="center"/>
      <style:text-properties fo:color="#ffffff" fo:font-size="10pt" style:font-size-asian="10pt" style:font-size-complex="10pt"/>
    </style:style>
    <style:style style:name="P14" style:family="paragraph">
      <loext:graphic-properties draw:fill="solid" draw:fill-color="#007826"/>
      <style:paragraph-properties fo:text-align="center"/>
      <style:text-properties fo:color="#ffffff" fo:font-size="10pt" style:font-size-asian="10pt" style:font-size-complex="10pt"/>
    </style:style>
    <style:style style:name="P15" style:family="paragraph">
      <style:paragraph-properties fo:margin-left="0cm" fo:margin-right="0cm" fo:text-align="center" fo:text-indent="0cm"/>
      <style:text-properties fo:color="#ffffff" fo:font-size="14pt" style:font-size-asian="14pt" style:font-size-complex="14pt"/>
    </style:style>
    <style:style style:name="P16" style:family="paragraph">
      <loext:graphic-properties draw:fill="none" draw:fill-color="#ffffff"/>
      <style:paragraph-properties fo:margin-left="0cm" fo:margin-right="0cm" fo:text-indent="0cm"/>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color="#ffffff"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2.6cm" svg:height="11.8cm" svg:x="1.701cm" svg:y="2.8cm">
            <text:p/>
            <draw:enhanced-geometry svg:viewBox="0 0 21600 21600" draw:path-stretchpoint-x="10800" draw:path-stretchpoint-y="10800" draw:text-areas="?f3 ?f4 ?f5 ?f6" draw:type="round-rectangle" draw:modifiers="1225.079911482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 draw:id="id2" draw:layer="layout" svg:width="4.4cm" svg:height="0.7cm" svg:x="2.901cm" svg:y="3.8cm">
            <text:p text:style-name="P2"><text:span text:style-name="T1">Private Security Group</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3" draw:id="id13" draw:layer="layout" svg:width="4.4cm" svg:height="3.884cm" svg:x="8.901cm" svg:y="4.816cm">
            <text:p/>
            <draw:enhanced-geometry svg:viewBox="0 0 21600 21600" draw:path-stretchpoint-x="10800" draw:path-stretchpoint-y="10800" draw:text-areas="?f3 ?f4 ?f5 ?f6" draw:type="round-rectangle" draw:modifiers="2165.3985004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4.4cm" svg:height="3.9cm" svg:x="2.901cm" svg:y="4.8cm">
            <text:p/>
            <draw:enhanced-geometry svg:viewBox="0 0 21600 21600" draw:path-stretchpoint-x="10800" draw:path-stretchpoint-y="10800" draw:text-areas="?f3 ?f4 ?f5 ?f6" draw:type="round-rectangle" draw:modifiers="2165.3985004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xml:id="id1" draw:id="id1" draw:layer="layout" svg:width="1.7cm" svg:height="1.2cm" svg:x="3.201cm" svg:y="5.5cm">
            <text:p text:style-name="P5"><text:span text:style-name="T1">Node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xml:id="id3" draw:id="id3" draw:layer="layout" svg:width="1.7cm" svg:height="1.2cm" svg:x="5.201cm" svg:y="5.5cm">
            <text:p text:style-name="P5"><text:span text:style-name="T1">Node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xml:id="id4" draw:id="id4" draw:layer="layout" svg:width="1.7cm" svg:height="1.2cm" svg:x="3.201cm" svg:y="7.3cm">
            <text:p text:style-name="P5"><text:span text:style-name="T1">Node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xml:id="id6" draw:id="id6" draw:layer="layout" svg:width="1.7cm" svg:height="1.2cm" svg:x="5.201cm" svg:y="7.3cm">
            <text:p text:style-name="P5"><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8" draw:layer="layout" svg:width="3.6cm" svg:height="0.8cm" svg:x="3.001cm" svg:y="4.8cm">
            <draw:text-box>
              <text:p text:style-name="P7"><text:span text:style-name="T1">Private Subnet</text:span></text:p>
            </draw:text-box>
          </draw:frame>
          <draw:frame draw:style-name="gr6" draw:text-style-name="P8" draw:layer="layout" svg:width="3.6cm" svg:height="0.8cm" svg:x="9.001cm" svg:y="4.8cm">
            <draw:text-box>
              <text:p text:style-name="P7"><text:span text:style-name="T1">Public Subnet</text:span></text:p>
            </draw:text-box>
          </draw:frame>
          <draw:custom-shape draw:style-name="gr5" draw:text-style-name="P6" xml:id="id8" draw:id="id8" draw:layer="layout" svg:width="1.7cm" svg:height="1.2cm" svg:x="10.201cm" svg:y="6.2cm">
            <text:p text:style-name="P5"><text:span text:style-name="T1">NAT</text:span></text:p>
            <text:p text:style-name="P5"><text:span text:style-name="T1">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9" draw:id="id9" draw:layer="layout" svg:width="4.4cm" svg:height="0.7cm" svg:x="8.901cm" svg:y="3.8cm">
            <text:p text:style-name="P2"><text:span text:style-name="T1">Public Security Group</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xml:id="id11" draw:id="id11" draw:layer="layout" svg:width="4.4cm" svg:height="2.1cm" svg:x="2.901cm" svg:y="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xml:id="id10" draw:id="id10" draw:layer="layout" svg:width="1.7cm" svg:height="1.101cm" svg:x="4.202cm" svg:y="10.5cm">
            <text:p text:style-name="P5"><text:span text:style-name="T1">Private</text:span></text:p>
            <text:p text:style-name="P5"><text:span text:style-name="T1">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3.6cm" svg:height="0.645cm" svg:x="3.001cm" svg:y="9.8cm">
            <draw:text-box>
              <text:p text:style-name="P7"><text:span text:style-name="T1">Private Route Table</text:span></text:p>
            </draw:text-box>
          </draw:frame>
          <draw:custom-shape draw:style-name="gr7" draw:text-style-name="P4" xml:id="id12" draw:id="id12" draw:layer="layout" svg:width="4.4cm" svg:height="2.1cm" svg:x="8.901cm" svg:y="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xml:id="id15" draw:id="id15" draw:layer="layout" svg:width="1.7cm" svg:height="1.101cm" svg:x="10.202cm" svg:y="10.5cm">
            <text:p text:style-name="P5"><text:span text:style-name="T1">Public</text:span></text:p>
            <text:p text:style-name="P5"><text:span text:style-name="T1">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3.6cm" svg:height="0.645cm" svg:x="9.001cm" svg:y="9.8cm">
            <draw:text-box>
              <text:p text:style-name="P7"><text:span text:style-name="T1">Public Route Table</text:span></text:p>
            </draw:text-box>
          </draw:frame>
          <draw:connector draw:style-name="gr10" draw:text-style-name="P9" xml:id="id5" draw:id="id5" draw:layer="layout" draw:line-skew="-0.202cm" svg:x1="4.051cm" svg:y1="6.7cm" svg:x2="2.901cm" svg:y2="4.15cm" draw:start-shape="id1" draw:start-glue-point="2" draw:end-shape="id2" svg:d="M4051 6700v300h-1650v-2850h500" svg:viewBox="0 0 1651 2851">
            <text:p/>
          </draw:connector>
          <draw:connector draw:style-name="gr11" draw:text-style-name="P10" xml:id="id7" draw:id="id7" draw:layer="layout" draw:line-skew="-0.202cm" svg:x1="6.051cm" svg:y1="6.7cm" svg:x2="4.037cm" svg:y2="6.997cm" draw:start-shape="id3" draw:start-glue-point="2" svg:d="M6051 6700v300h-2014v-3" svg:viewBox="0 0 2015 301">
            <text:p/>
          </draw:connector>
          <draw:connector draw:style-name="gr12" draw:text-style-name="P10" draw:layer="layout" draw:line-skew="3.5cm 0.702cm" svg:x1="4.051cm" svg:y1="7.3cm" svg:x2="2.401cm" svg:y2="7cm" draw:start-shape="id4" draw:start-glue-point="0" draw:end-shape="id5" draw:end-glue-point="0" svg:d="M4051 7300v-300h-1449-201" svg:viewBox="0 0 1651 301">
            <text:p/>
          </draw:connector>
          <draw:connector draw:style-name="gr11" draw:text-style-name="P10" draw:layer="layout" draw:line-skew="-0.15cm" svg:x1="6.051cm" svg:y1="7.3cm" svg:x2="5.044cm" svg:y2="7cm" draw:start-shape="id6" draw:start-glue-point="0" draw:end-shape="id7" draw:end-glue-point="0" svg:d="M6051 7300v-299h-1007v-1" svg:viewBox="0 0 1008 301">
            <text:p/>
          </draw:connector>
          <draw:connector draw:style-name="gr10" draw:text-style-name="P9" draw:layer="layout" svg:x1="11.901cm" svg:y1="6.8cm" svg:x2="13.301cm" svg:y2="4.15cm" draw:start-shape="id8" draw:start-glue-point="1" draw:end-shape="id9" draw:end-glue-point="1" svg:d="M11901 6800h1902v-2650h-502" svg:viewBox="0 0 1903 2651">
            <text:p/>
          </draw:connector>
          <draw:connector draw:style-name="gr13" draw:text-style-name="P9" draw:layer="layout" draw:line-skew="0.049cm" svg:x1="5.902cm" svg:y1="11.05cm" svg:x2="10.201cm" svg:y2="6.8cm" draw:start-shape="id10" draw:start-glue-point="1" draw:end-shape="id8" draw:end-glue-point="3" svg:d="M5902 11050h2199v-4250h2100" svg:viewBox="0 0 4300 4251">
            <text:p/>
          </draw:connector>
          <draw:connector draw:style-name="gr14" draw:text-style-name="P9" draw:layer="layout" svg:x1="5.101cm" svg:y1="9.8cm" svg:x2="5.101cm" svg:y2="8.7cm" draw:start-shape="id11" svg:d="M5101 9800v-1100" svg:viewBox="0 0 1 1101">
            <text:p/>
          </draw:connector>
          <draw:connector draw:style-name="gr14" draw:text-style-name="P9" draw:layer="layout" svg:x1="7.301cm" svg:y1="4.15cm" svg:x2="8.901cm" svg:y2="4.15cm" draw:start-shape="id2" draw:start-glue-point="1" draw:end-shape="id9" draw:end-glue-point="3" svg:d="M7301 4150h1600" svg:viewBox="0 0 1601 1">
            <text:p/>
          </draw:connector>
          <draw:connector draw:style-name="gr14" draw:text-style-name="P9" draw:layer="layout" svg:x1="11.101cm" svg:y1="9.8cm" svg:x2="11.101cm" svg:y2="8.7cm" draw:start-shape="id12" draw:end-shape="id13" draw:end-glue-point="2" svg:d="M11101 9800v-1100" svg:viewBox="0 0 1 1101">
            <text:p/>
          </draw:connector>
          <draw:custom-shape draw:style-name="gr15" draw:text-style-name="P6" xml:id="id14" draw:id="id14" draw:layer="layout" svg:width="2cm" svg:height="1.4cm" svg:x="7.101cm" svg:y="12.9cm">
            <text:p text:style-name="P5"><text:span text:style-name="T1">VPC S3</text:span></text:p>
            <text:p text:style-name="P5"><text:span text:style-name="T1">Endpo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line-skew="0.201cm -3.002cm -2.202cm" svg:x1="8.101cm" svg:y1="12.9cm" svg:x2="5.101cm" svg:y2="11.9cm" draw:start-shape="id14" draw:start-glue-point="0" draw:end-shape="id11" draw:end-glue-point="2" svg:d="M8101 12900v-299h-1501v-2h-1499v-699" svg:viewBox="0 0 3001 1001">
            <text:p/>
          </draw:connector>
          <draw:connector draw:style-name="gr10" draw:text-style-name="P9" draw:layer="layout" draw:line-skew="0.201cm 3.101cm -2.202cm" svg:x1="8.101cm" svg:y1="12.9cm" svg:x2="11.101cm" svg:y2="11.9cm" draw:start-shape="id14" draw:start-glue-point="0" draw:end-shape="id12" draw:end-glue-point="2" svg:d="M8101 12900v-299h1601v-2h1399v-699" svg:viewBox="0 0 3001 1001">
            <text:p/>
          </draw:connector>
          <draw:custom-shape draw:style-name="gr16" draw:text-style-name="P6" xml:id="id16" draw:id="id16" draw:layer="layout" svg:width="2cm" svg:height="1.3cm" svg:x="15.101cm" svg:y="10.4cm">
            <text:p text:style-name="P5"><text:span text:style-name="T1">Internet</text:span></text:p>
            <text:p text:style-name="P5"><text:span text:style-name="T1">Gate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9" draw:layer="layout" svg:x1="11.902cm" svg:y1="11.05cm" svg:x2="15.101cm" svg:y2="11.05cm" draw:start-shape="id15" draw:start-glue-point="1" draw:end-shape="id16" draw:end-glue-point="3" svg:d="M11902 11050h3199" svg:viewBox="0 0 3200 1">
            <text:p/>
          </draw:connector>
          <draw:frame draw:style-name="gr17" draw:text-style-name="P12" draw:layer="layout" svg:width="1.9cm" svg:height="1.361cm" svg:x="2.001cm" svg:y="2.955cm">
            <draw:text-box>
              <text:p text:style-name="P11"><text:span text:style-name="T2">VPC</text:span></text:p>
            </draw:text-box>
          </draw:frame>
          <draw:custom-shape draw:style-name="gr18" draw:text-style-name="P13" xml:id="id20" draw:id="id20" draw:layer="layout" svg:width="2cm" svg:height="1.3cm" svg:x="15.101cm" svg:y="4.3cm">
            <text:p text:style-name="P5"><text:span text:style-name="T1">S3 Buck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xml:id="id17" draw:id="id17" draw:layer="layout" svg:width="2.2cm" svg:height="1.2cm" svg:x="1.801cm" svg:y="1.3cm">
            <text:p text:style-name="P5"><text:span text:style-name="T1">Access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xml:id="id18" draw:id="id18" draw:layer="layout" svg:width="2.2cm" svg:height="1.2cm" svg:x="5.001cm" svg:y="1.3cm">
            <text:p text:style-name="P5"><text:span text:style-name="T1">IAM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svg:x1="4.001cm" svg:y1="1.9cm" svg:x2="5.001cm" svg:y2="1.9cm" draw:start-shape="id17" draw:start-glue-point="1" draw:end-shape="id18" draw:end-glue-point="3" svg:d="M4001 1900h1000" svg:viewBox="0 0 1001 1">
            <text:p/>
          </draw:connector>
          <draw:custom-shape draw:style-name="gr20" draw:text-style-name="P15" xml:id="id19" draw:id="id19" draw:layer="layout" svg:width="3cm" svg:height="2.4cm" svg:x="14.601cm" svg:y="6.7cm">
            <text:p text:style-name="P15"><text:span text:style-name="T3"><text:s/></text:span><text:span text:style-name="T3">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 draw:text-style-name="P9" draw:layer="layout" svg:x1="16.101cm" svg:y1="10.4cm" svg:x2="16.101cm" svg:y2="9.1cm" draw:start-shape="id16" draw:start-glue-point="0" draw:end-shape="id19" draw:end-glue-point="2" svg:d="M16101 10400v-1300" svg:viewBox="0 0 1 1301">
            <text:p/>
          </draw:connector>
          <draw:connector draw:style-name="gr14" draw:text-style-name="P9" draw:layer="layout" svg:x1="16.101cm" svg:y1="5.6cm" svg:x2="16.101cm" svg:y2="6.7cm" draw:start-shape="id20" draw:start-glue-point="2" draw:end-shape="id19" draw:end-glue-point="0" svg:d="M16101 5600v1100" svg:viewBox="0 0 1 1101">
            <text:p/>
          </draw:connector>
          <draw:connector draw:style-name="gr10" draw:text-style-name="P9" draw:layer="layout" svg:x1="2.401cm" svg:y1="7cm" svg:x2="1.801cm" svg:y2="1.9cm" draw:start-shape="id5" draw:start-glue-point="0" draw:end-shape="id17" draw:end-glue-point="3" svg:d="M2401 7000h-1101v-5100h501" svg:viewBox="0 0 1102 5101">
            <text:p/>
          </draw:connector>
          <draw:line draw:style-name="gr21" draw:text-style-name="P9" draw:layer="layout" svg:x1="7.901cm" svg:y1="1.6cm" svg:x2="9.501cm" svg:y2="1.6cm">
            <text:p/>
          </draw:line>
          <draw:frame draw:style-name="gr9" draw:text-style-name="P16" draw:layer="layout" svg:width="4.9cm" svg:height="0.645cm" svg:x="9.401cm" svg:y="1.2cm">
            <draw:text-box>
              <text:p text:style-name="P7"><text:span text:style-name="T1">Associação entre recursos</text:span></text:p>
            </draw:text-box>
          </draw:frame>
          <draw:line draw:style-name="gr22" draw:text-style-name="P9" draw:layer="layout" svg:x1="7.901cm" svg:y1="2.201cm" svg:x2="9.501cm" svg:y2="2.201cm">
            <text:p/>
          </draw:line>
          <draw:frame draw:style-name="gr9" draw:text-style-name="P16" draw:layer="layout" svg:width="4.9cm" svg:height="0.645cm" svg:x="9.401cm" svg:y="1.801cm">
            <draw:text-box>
              <text:p text:style-name="P7"><text:span text:style-name="T1">Conexão de dados</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9cm" fo:page-height="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9T22:51:36.371000000</meta:creation-date>
    <dc:date>2016-06-20T00:43:37.721000000</dc:date>
    <meta:editing-duration>PT1H47M</meta:editing-duration>
    <meta:editing-cycles>35</meta:editing-cycles>
    <meta:generator>LibreOffice/5.0.0.5$Windows_x86 LibreOffice_project/1b1a90865e348b492231e1c451437d7a15bb262b</meta:generator>
    <meta:document-statistic meta:object-count="46"/>
  </office:meta>
</office:document-meta>
</file>